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3.5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odo_proje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od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cahier de charges</text:p>
          </table:table-cell>
          <table:table-cell office:value-type="string">
            <text:p>créer un site internet</text:p>
          </table:table-cell>
        </table:table-row>
        <table:table-row table:style-name="ro1">
          <table:table-cell office:value-type="string">
            <text:p>cahier de charges</text:p>
          </table:table-cell>
          <table:table-cell office:value-type="string">
            <text:p>application mobile</text:p>
          </table:table-cell>
        </table:table-row>
      </table:table>
      <table:table table:name="todo" table:style-name="ta1" table:print="false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dt_debut</text:p>
          </table:table-cell>
          <table:table-cell office:value-type="string">
            <text:p>dt_fin</text:p>
          </table:table-cell>
          <table:table-cell office:value-type="string">
            <text:p>statut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cahier de charges</text:p>
          </table:table-cell>
          <table:table-cell table:number-columns-repeated="3"/>
          <table:table-cell office:value-type="string">
            <text:p>créer un site internet</text:p>
          </table:table-cell>
        </table:table-row>
        <table:table-row table:style-name="ro1">
          <table:table-cell office:value-type="string">
            <text:p>prendre un hébergement</text:p>
          </table:table-cell>
          <table:table-cell table:number-columns-repeated="3"/>
          <table:table-cell office:value-type="string">
            <text:p>créer un site internet</text:p>
          </table:table-cell>
        </table:table-row>
        <table:table-row table:style-name="ro1">
          <table:table-cell office:value-type="string">
            <text:p>faire une maquette</text:p>
          </table:table-cell>
          <table:table-cell table:number-columns-repeated="3"/>
          <table:table-cell office:value-type="string">
            <text:p>créer un site internet</text:p>
          </table:table-cell>
        </table:table-row>
        <table:table-row table:style-name="ro1">
          <table:table-cell office:value-type="string">
            <text:p>coder en html / bootstrap</text:p>
          </table:table-cell>
          <table:table-cell table:number-columns-repeated="3"/>
          <table:table-cell office:value-type="string">
            <text:p>créer un site internet</text:p>
          </table:table-cell>
        </table:table-row>
      </table:table>
      <table:table table:name="projet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????</text:p>
          </table:table-cell>
          <table:table-cell office:value-type="string">
            <text:p>client</text:p>
          </table:table-cell>
        </table:table-row>
        <table:table-row table:style-name="ro1">
          <table:table-cell office:value-type="string">
            <text:p>créer un site internet</text:p>
          </table:table-cell>
          <table:table-cell table:number-columns-repeated="2"/>
          <table:table-cell office:value-type="string">
            <text:p>Alain</text:p>
          </table:table-cell>
        </table:table-row>
        <table:table-row table:style-name="ro1">
          <table:table-cell office:value-type="string">
            <text:p>application mobile</text:p>
          </table:table-cell>
          <table:table-cell table:number-columns-repeated="2"/>
          <table:table-cell office:value-type="string">
            <text:p>Alain</text:p>
          </table:table-cell>
        </table:table-row>
      </table:table>
      <table:table table:name="client" table:style-name="ta1" table:print="false">
        <table:table-column table:style-name="co3" table:default-cell-style-name="Default"/>
        <table:table-row table:style-name="ro1">
          <table:table-cell office:value-type="string">
            <text:p>nom</text:p>
          </table:table-cell>
        </table:table-row>
        <table:table-row table:style-name="ro1">
          <table:table-cell office:value-type="string">
            <text:p>Alain</text:p>
          </table:table-cell>
        </table:table-row>
      </table:table>
      <table:database-ranges>
        <table:database-range table:target-range-address="todo.A1:todo.A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2">22/12/2025</text:date>, <text:time>09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H</meta:initial-creator>
    <meta:creation-date>2025-12-22T09:31:27.62</meta:creation-date>
    <dc:date>2025-12-22T09:49:20.23</dc:date>
    <dc:creator>Malik H</dc:creator>
    <meta:editing-duration>PT17M53S</meta:editing-duration>
    <meta:editing-cycles>5</meta:editing-cycles>
    <meta:generator>OpenOffice/4.1.10$Win32 OpenOffice.org_project/4110m2$Build-9807</meta:generator>
    <meta:document-statistic meta:table-count="4" meta:cell-count="29" meta:object-count="0"/>
  </office:meta>
</office:document-meta>
</file>